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45cm" fo:margin-left="0.018cm" fo:margin-top="0cm" fo:margin-bottom="0cm" table:align="left" style:writing-mode="lr-tb"/>
    </style:style>
    <style:style style:name="Table2.A" style:family="table-column">
      <style:table-column-properties style:column-width="1.482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7cm"/>
    </style:style>
    <style:style style:name="Table2.D" style:family="table-column">
      <style:table-column-properties style:column-width="5.263cm"/>
    </style:style>
    <style:style style:name="Table2.E" style:family="table-column">
      <style:table-column-properties style:column-width="5.371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1.002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9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979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paragraph-rsid="001f6ae6" style:font-name-complex="Calibri1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f6ae6" officeooo:paragraph-rsid="001f6ae6" style:font-name-complex="Calibri1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26565" officeooo:paragraph-rsid="00226565" style:font-name-complex="Calibri1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3f21c" officeooo:paragraph-rsid="0023f21c" style:font-name-complex="Calibri1"/>
    </style:style>
    <style:style style:name="P17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8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21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9" style:family="text">
      <style:text-properties fo:color="#000000" loext:opacity="100%" style:font-name="Calibri" fo:font-weight="normal" officeooo:rsid="001bb66d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1bf737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1c1de9" style:font-weight-asian="normal" style:font-name-complex="Calibri1" style:font-weight-complex="normal"/>
    </style:style>
    <style:style style:name="T12" style:family="text">
      <style:text-properties officeooo:rsid="001f6ae6"/>
    </style:style>
    <style:style style:name="T13" style:family="text">
      <style:text-properties fo:font-style="italic" officeooo:rsid="001f6ae6" style:font-style-asian="italic" style:font-style-complex="italic"/>
    </style:style>
    <style:style style:name="T14" style:family="text">
      <style:text-properties fo:font-style="italic" officeooo:rsid="00210223" style:font-style-asian="italic" style:font-style-complex="italic"/>
    </style:style>
    <style:style style:name="T15" style:family="text">
      <style:text-properties fo:font-style="italic" officeooo:rsid="0023f21c" style:font-style-asian="italic" style:font-style-complex="italic"/>
    </style:style>
    <style:style style:name="T16" style:family="text">
      <style:text-properties officeooo:rsid="00210223"/>
    </style:style>
    <style:style style:name="T17" style:family="text">
      <style:text-properties fo:font-style="normal" officeooo:rsid="00210223" style:font-style-asian="normal" style:font-style-complex="normal"/>
    </style:style>
    <style:style style:name="T18" style:family="text">
      <style:text-properties fo:font-style="normal" officeooo:rsid="0023f21c" style:font-style-asian="normal" style:font-style-complex="normal"/>
    </style:style>
    <style:style style:name="T19" style:family="text">
      <style:text-properties officeooo:rsid="0023f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4" loext:marker-style-name="T3"/>
            <text:p text:style-name="P6">SPSE Jecna Test Case </text:p>
            <text:p text:style-name="P5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 </text:span><text:span text:style-name="T8">Proc</text:span><text:span text:style-name="T7">_1</text:span></text:p>
          </table:table-cell>
          <table:table-cell table:style-name="Table1.B3" office:value-type="string">
            <text:p text:style-name="P1"><text:span text:style-name="T4">Test Designed by: </text:span><text:span text:style-name="T8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9">App run with database configuration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0">Run the app and configure </text:span><text:span text:style-name="T11">the </text:span><text:span text:style-name="T10">databas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5"><text:s text:c="2"/>Pre-conditions: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20"><text:span text:style-name="T4"><text:s text:c="2"/>Dependencies and Requirements:</text:span><text:span text:style-name="T6"> </text:span><text:span text:style-name="T10">Java 21 or newer needs to be installed</text:span></text:p>
          </table:table-cell>
          <table:covered-table-cell/>
        </table:table-row>
      </table:table>
      <text:p text:style-name="P7" loext:marker-style-name="T6"/>
      <text:p text:style-name="P8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7">Step</text:p>
          </table:table-cell>
          <table:table-cell table:style-name="Table2.A1" office:value-type="string">
            <text:p text:style-name="P18">Test Steps</text:p>
          </table:table-cell>
          <table:table-cell table:style-name="Table2.A1" office:value-type="string">
            <text:p text:style-name="P19">Test Data</text:p>
          </table:table-cell>
          <table:table-cell table:style-name="Table2.A1" office:value-type="string">
            <text:p text:style-name="P18">Expected Result</text:p>
          </table:table-cell>
          <table:table-cell table:style-name="Table2.E1" office:value-type="string">
            <text:p text:style-name="P18">Notes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11"><text:s/><text:span text:style-name="T12">Run </text:span><text:span text:style-name="T13">`java -jar &lt;app_file_name&gt;`</text:span></text:p>
          </table:table-cell>
          <table:table-cell table:style-name="Table2.C2" office:value-type="string">
            <text:p text:style-name="P10" loext:marker-style-name="T6"/>
          </table:table-cell>
          <table:table-cell table:style-name="Table2.D2" office:value-type="string">
            <text:p text:style-name="P13" loext:marker-style-name="T6">App window will show app and <text:span text:style-name="T14">`opinet.conf`</text:span><text:span text:style-name="T17"> file will be created in the working direc</text:span><text:span text:style-name="T18">tory</text:span></text:p>
          </table:table-cell>
          <table:table-cell table:style-name="Table2.E2" office:value-type="string">
            <text:p text:style-name="P10"><text:s/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B3" office:value-type="string">
            <text:p text:style-name="P10"><text:s/><text:span text:style-name="T16">Close the window</text:span></text:p>
          </table:table-cell>
          <table:table-cell table:style-name="Table2.C3" office:value-type="string">
            <text:p text:style-name="P14" loext:marker-style-name="T6"/>
          </table:table-cell>
          <table:table-cell table:style-name="Table2.D3" office:value-type="string">
            <text:p text:style-name="P15" loext:marker-style-name="T6">The program will exit with 0</text:p>
          </table:table-cell>
          <table:table-cell table:style-name="Table2.E3" office:value-type="string">
            <text:p text:style-name="P10" loext:marker-style-name="T6"/>
          </table:table-cell>
        </table:table-row>
        <table:table-row table:style-name="Table2.4">
          <table:table-cell table:style-name="Table2.A4" office:value-type="string">
            <text:p text:style-name="P12">3</text:p>
          </table:table-cell>
          <table:table-cell table:style-name="Table2.B4" office:value-type="string">
            <text:p text:style-name="P10"><text:s/><text:span text:style-name="T19">Configure the database connection in the </text:span><text:span text:style-name="T15">opinet.conf</text:span></text:p>
          </table:table-cell>
          <table:table-cell table:style-name="Table2.C4" office:value-type="string">
            <text:p text:style-name="P10" loext:marker-style-name="T6"/>
          </table:table-cell>
          <table:table-cell table:style-name="Table2.D4" office:value-type="string">
            <text:p text:style-name="P10" loext:marker-style-name="T6"/>
          </table:table-cell>
          <table:table-cell table:style-name="Table2.E4" office:value-type="string">
            <text:p text:style-name="P10" loext:marker-style-name="T6"/>
          </table:table-cell>
        </table:table-row>
        <table:table-row table:style-name="Table2.5">
          <table:table-cell table:style-name="Table2.A5" office:value-type="string">
            <text:p text:style-name="P12">4</text:p>
          </table:table-cell>
          <table:table-cell table:style-name="Table2.B5" office:value-type="string">
            <text:p text:style-name="P10"><text:s/><text:span text:style-name="T19">Repeat step 1</text:span></text:p>
          </table:table-cell>
          <table:table-cell table:style-name="Table2.C5" office:value-type="string">
            <text:p text:style-name="P10" loext:marker-style-name="T6"/>
          </table:table-cell>
          <table:table-cell table:style-name="Table2.D5" office:value-type="string">
            <text:p text:style-name="P16" loext:marker-style-name="T6">The app window will open without errors</text:p>
          </table:table-cell>
          <table:table-cell table:style-name="Table2.E5" office:value-type="string">
            <text:p text:style-name="P16" loext:marker-style-name="T6">If an error is shown, depending on the message, it might mean the database connection configured incorrectly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0:52:38.900907326</dc:date>
    <meta:editing-cycles>15</meta:editing-cycles>
    <meta:editing-duration>PT15M28S</meta:editing-duration>
    <meta:generator>LibreOffice/24.2.7.2$Linux_X86_64 LibreOffice_project/420$Build-2</meta:generator>
    <meta:document-statistic meta:table-count="2" meta:image-count="0" meta:object-count="0" meta:page-count="1" meta:paragraph-count="26" meta:word-count="119" meta:character-count="715" meta:non-whitespace-character-count="610"/>
    <meta:user-defined meta:name="Operator">Alena Reichlová</meta:user-defined>
  </office:meta>
</office:document-meta>
</file>